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75cm" fo:min-width="6.5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65cm" fo:min-width="6.4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7cm" svg:height="3cm" svg:x="6cm" svg:y="2cm">
          <text:p text:style-name="P1">MAIN-ROM</text:p>
          <text:p text:style-name="P1">(BIO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3cm" svg:x="6cm" svg:y="5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3cm" svg:x="6cm" svg:y="8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3cm" svg:x="6cm" svg:y="11cm">
          <text:p text:style-name="P1">RAM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0.962cm" svg:x="2cm" svg:y="1.75cm">
          <draw:text-box>
            <text:p text:style-name="P3">0x0000</text:p>
          </draw:text-box>
        </draw:frame>
        <draw:frame draw:style-name="gr3" draw:text-style-name="P4" draw:layer="layout" svg:width="4cm" svg:height="0.962cm" svg:x="2cm" svg:y="4.288cm">
          <draw:text-box>
            <text:p text:style-name="P3">0x3FFF</text:p>
          </draw:text-box>
        </draw:frame>
        <draw:frame draw:style-name="gr3" draw:text-style-name="P4" draw:layer="layout" svg:width="4cm" svg:height="0.962cm" svg:x="2cm" svg:y="4.788cm">
          <draw:text-box>
            <text:p text:style-name="P3">0x4000</text:p>
          </draw:text-box>
        </draw:frame>
        <draw:frame draw:style-name="gr3" draw:text-style-name="P4" draw:layer="layout" svg:width="4cm" svg:height="0.962cm" svg:x="2cm" svg:y="7.25cm">
          <draw:text-box>
            <text:p text:style-name="P3">0x7FFF</text:p>
          </draw:text-box>
        </draw:frame>
        <draw:frame draw:style-name="gr3" draw:text-style-name="P4" draw:layer="layout" svg:width="4cm" svg:height="0.962cm" svg:x="2cm" svg:y="7.788cm">
          <draw:text-box>
            <text:p text:style-name="P3">0x8000</text:p>
          </draw:text-box>
        </draw:frame>
        <draw:frame draw:style-name="gr3" draw:text-style-name="P4" draw:layer="layout" svg:width="4cm" svg:height="0.962cm" svg:x="2cm" svg:y="10.25cm">
          <draw:text-box>
            <text:p text:style-name="P3">0xBFFF</text:p>
          </draw:text-box>
        </draw:frame>
        <draw:frame draw:style-name="gr3" draw:text-style-name="P4" draw:layer="layout" svg:width="4cm" svg:height="0.962cm" svg:x="2cm" svg:y="10.788cm">
          <draw:text-box>
            <text:p text:style-name="P3">0xC000</text:p>
          </draw:text-box>
        </draw:frame>
        <draw:frame draw:style-name="gr3" draw:text-style-name="P4" draw:layer="layout" svg:width="4cm" svg:height="0.962cm" svg:x="2cm" svg:y="13.25cm">
          <draw:text-box>
            <text:p text:style-name="P3">0xFF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5-03T21:57:30.191174000</meta:creation-date>
    <dc:date>2026-05-03T22:42:09.706314200</dc:date>
    <meta:editing-duration>PT33M51S</meta:editing-duration>
    <meta:editing-cycles>1</meta:editing-cycles>
    <meta:document-statistic meta:object-count="12"/>
    <meta:generator>LibreOffice/25.8.5.2$Windows_X86_64 LibreOffice_project/9c8b85f387cc00a89945a79c9e6239f32e450ac2</meta:generator>
  </office:meta>
</office:document-meta>
</file>